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14pt" fo:font-weight="bold" style:font-size-asian="14pt" style:font-weight-asian="bold" style:font-size-complex="14pt" style:font-weight-complex="normal"/>
    </style:style>
    <style:style style:name="P5" style:family="paragraph" style:parent-style-name="Обычный_20_центр">
      <style:text-properties fo:font-size="14pt" style:font-size-asian="14pt" style:font-size-complex="14pt"/>
    </style:style>
    <style:style style:name="T1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ЕЦЕНЗИЯ</text:p>
      <text:p text:style-name="P1">на магистерскую диссертацию студента группы 86М1</text:p>
      <text:p text:style-name="P1">факультета ВМК Нижегородского государственного университета <text:line-break/>им. Н.И. Лобачевского</text:p>
      <text:p text:style-name="P5">Морозова Андрея Сергеевича</text:p>
      <text:p text:style-name="P1"><text:span text:style-name="T1">«</text:span><text:span text:style-name="T1">Трассировка лучей в реальном времени на х64 архитектуре</text:span><text:span text:style-name="T1">»</text:span></text:p>
      <text:p text:style-name="P4"><text:tab/></text:p>
      <text:p text:style-name="P2"><text:span text:style-name="T1"><text:tab/></text:span>В данной магистерской диссертации рассматривается алгоритм трассировки лучей, используемый при расчете фотореалистичных изображений.</text:p>
      <text:p text:style-name="P2">В работе приведено обоснование актуальности исследуемой темы, описана архитектура центрального процессора, выполнен детальный анализ алгоритма трассировки лучей, особое внимание было уделено оптимизации алгоритма под архитектуру центрального процессора.</text:p>
      <text:p text:style-name="P2"><text:tab/>Автором изучено большое количество теоретического материала. Исследование поставленной задачи проведено на высоком теоретическом и методологическом уровне, автор демонстрирует глубокое понимание исследуемой области и грамотное владение материалом. В работе материал изложен с соблюдением внутренней логики, между разделами существует логическая взаимосвязь. Во введении приведено обоснование актуальности выбранной темы. Вторая глава посвящена описанию архитектуры центрального процессора (Pentium 4, Nehalem), а также обоснована причина выбора архитектуры х86-64 для написания столь сложного и трудоемкого приложения. В третьей главе описан алгоритм трассировки лучей, модели освещения и модель камеры, антиалиасинг, а также алгоритмы с различными примитивами. В четвертой главе представлены различные способы оптимизации, такие как: шаблоны C++, SIMD-инструкции, ускоряющие структуры. В пятой главе представлены постановка и результаты экспериментов, а также описаны основные техники оптимизации программы примениемые в данной работе.</text:p>
      <text:p text:style-name="P2"><text:tab/>В магистерской диссертации полностью раскрыта тема исследования, достигнута поставленная цель — исследован и реализован алгоритм трассировки лучей на архитектуре х64. Результаты данной работы можно применять в образовательных целях — для демонстрации подхода в оптимизации программного обеспечения с рассмотрением основных техник оптимизации программ.</text:p>
      <text:p text:style-name="P2"><text:tab/>Работа актуальна, полна, существенных недостатков не имеет.</text:p>
      <text:p text:style-name="P2"><text:tab/>Считаю, что магистерская диссертация Морозова Андрея Сергеевича соответствует требованиям, предъявляемым к выпускным квалифмкационным работам по специальности «Системное программирование», и заслуживает оценки «отлично».</text:p>
      <text:p text:style-name="P2"/>
      <text:p text:style-name="P2"/>
      <text:p text:style-name="P2">Рецензист <text:tab/><text:tab/><text:tab/><text:tab/>_____<text:tab/>_____________( <text:s text:c="45"/>)</text:p>
      <text:p text:style-name="P2"><text:tab/><text:tab/><text:tab/><text:tab/><text:tab/><text:tab/><text:tab/><text:tab/> <text:s text:c="5"/>«____»____________20___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центр" style:display-name="Обычный центр" style:family="paragraph" style:parent-style-name="Standard" style:next-style-name="Standard">
      <style:paragraph-properties fo:text-align="center" style:justify-single-word="false" fo:keep-together="always"/>
      <style:text-properties style:font-name-asian="Arial Unicode MS" style:font-name-complex="Arial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Наташа </meta:initial-creator>
    <meta:creation-date>2011-06-11T00:48:16</meta:creation-date>
    <dc:date>2011-06-11T03:29:32</dc:date>
    <meta:editing-duration>PT2H21M</meta:editing-duration>
    <meta:editing-cycles>7</meta:editing-cycles>
    <meta:generator>LibreOffice/3.3$Unix LibreOffice_project/330m19$Build-202</meta:generator>
    <meta:document-statistic meta:table-count="0" meta:image-count="0" meta:object-count="0" meta:page-count="1" meta:paragraph-count="14" meta:word-count="264" meta:character-count="2398"/>
  </office:meta>
</office:document-meta>
</file>